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13cm" fo:min-width="0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title">
      <style:graphic-properties fo:min-height="1.322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size="18pt" style:font-size-asian="18pt" style:font-size-complex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style:font-independent-line-spacing="true"/>
      <style:text-properties fo:font-size="20pt" style:font-size-asian="20pt" style:font-size-complex="20pt"/>
    </style:style>
    <style:style style:name="P9" style:family="paragraph">
      <style:paragraph-properties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000000" style:text-line-through-style="none" fo:font-family="'Calibri Light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Introduction" draw:style-name="dp1" draw:master-page-name="Default_20_1" presentation:presentation-page-layout-name="AL2T11">
        <draw:frame draw:name="Title 1" presentation:style-name="pr3" draw:text-style-name="P3" draw:layer="layout" svg:width="29.209cm" svg:height="1.597cm" svg:x="-2.009cm" svg:y="0.003cm" presentation:class="title" presentation:user-transformed="true">
          <draw:text-box>
            <text:p text:style-name="P1"><text:span text:style-name="T2"><text:s text:c="30"/></text:span><text:span text:style-name="T2">Introduction</text:span></text:p>
          </draw:text-box>
        </draw:frame>
        <draw:frame draw:name="Content Placeholder 2" presentation:style-name="pr4" draw:text-style-name="P5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4"><text:span text:style-name="T3">CSS is a language that describes the style of an HTML document.</text:span></text:p>
              </text:list-item>
              <text:list-item>
                <text:p text:style-name="P4"><text:span text:style-name="T3">CSS describes how HTML elements should be displayed.</text:span></text:p>
              </text:list-item>
              <text:list-item>
                <text:p text:style-name="P4"><text:span text:style-name="T4">CSS</text:span><text:span text:style-name="T3"> stands for </text:span><text:span text:style-name="T4">C</text:span><text:span text:style-name="T3">ascading </text:span><text:span text:style-name="T4">S</text:span><text:span text:style-name="T3">tyle </text:span><text:span text:style-name="T4">S</text:span><text:span text:style-name="T3">heets</text:span></text:p>
              </text:list-item>
              <text:list-item>
                <text:p text:style-name="P4"><text:span text:style-name="T3">CSS describes </text:span><text:span text:style-name="T4">how HTML elements are to be displayed on screen, paper, or in other media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 Syntax" draw:style-name="dp1" draw:master-page-name="Default_20_1" presentation:presentation-page-layout-name="AL2T11">
        <draw:frame draw:name="Title 1" presentation:style-name="pr6" draw:text-style-name="P3" draw:layer="layout" svg:width="29.209cm" svg:height="1.996cm" svg:x="5.591cm" svg:y="0cm" presentation:class="title" presentation:user-transformed="true">
          <draw:text-box>
            <text:p text:style-name="P6"><text:span text:style-name="T2"><text:s text:c="35"/></text:span><text:span text:style-name="T2">Syntax</text:span></text:p>
          </draw:text-box>
        </draw:frame>
        <draw:frame draw:name="Content Placeholder 2" presentation:style-name="pr7" draw:text-style-name="P5" draw:layer="layout" svg:width="29.209cm" svg:height="13.397cm" svg:x="2.328cm" svg:y="5.071cm" presentation:class="outline" presentation:user-transformed="true">
          <draw:text-box>
            <text:p text:style-name="P4"><text:span text:style-name="T3">H1{color:blue;font-size:12px}</text:span></text:p>
            <text:p text:style-name="P4"><text:span text:style-name="T3"/></text:p>
            <text:p text:style-name="P4"><text:span text:style-name="T4">Selector block</text:span><text:span text:style-name="T3">-points to the HTML element you want to style</text:span></text:p>
            <text:p text:style-name="P4"><text:span text:style-name="T3"/></text:p>
            <text:p text:style-name="P4"><text:span text:style-name="T4">Declaration block</text:span><text:span text:style-name="T3">-contains one or more declarations separated by semicolons.</text:span></text:p>
            <text:p text:style-name="P4"><text:span text:style-name="T3"/></text:p>
            <text:p text:style-name="P4"><text:span text:style-name="T4">Property</text:span></text:p>
            <text:p text:style-name="P4"><text:span text:style-name="T4">Value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Style Sheet" draw:style-name="dp1" draw:master-page-name="Default_20_1" presentation:presentation-page-layout-name="AL2T11">
        <draw:frame draw:name="Title 1" presentation:style-name="pr3" draw:text-style-name="P3" draw:layer="layout" svg:width="29.209cm" svg:height="1.634cm" svg:x="5.191cm" svg:y="-0.034cm" presentation:class="title" presentation:user-transformed="true">
          <draw:text-box>
            <text:p text:style-name="P6"><text:span text:style-name="T2"><text:s text:c="31"/></text:span><text:span text:style-name="T2">Style Sheet</text:span></text:p>
          </draw:text-box>
        </draw:frame>
        <draw:frame draw:name="Content Placeholder 2" presentation:style-name="pr4" draw:text-style-name="P5" draw:layer="layout" svg:width="29.209cm" svg:height="14.291cm" svg:x="2.328cm" svg:y="2.867cm" presentation:class="outline" presentation:user-transformed="true">
          <draw:text-box>
            <text:p text:style-name="P4"><text:span text:style-name="T4">External style sheet</text:span></text:p>
            <text:p text:style-name="P4"><text:span text:style-name="T4">Internal style sheet</text:span></text:p>
            <text:p text:style-name="P4"><text:span text:style-name="T4">Inline style</text:span></text:p>
            <text:p text:style-name="P4"><text:span text:style-name="T4">1) External</text:span></text:p>
            <text:p text:style-name="P4"><text:span text:style-name="T3">&lt;link rel="stylesheet" type="text/css" href=".css"&gt;</text:span></text:p>
            <text:p text:style-name="P4"><text:span text:style-name="T4">2) Internal</text:span></text:p>
            <text:p text:style-name="P4"><text:span text:style-name="T3">Internal styles are defined within the &lt;style&gt; element, inside the &lt;head&gt; section of an HTML page</text:span></text:p>
            <text:p text:style-name="P4"><text:span text:style-name="T4">3) Inline</text:span></text:p>
            <text:p text:style-name="P4"><text:span text:style-name="T3">used to apply a unique style for a single element.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CSS Selectors" draw:style-name="dp1" draw:master-page-name="Default_20_1" presentation:presentation-page-layout-name="AL2T11">
        <draw:frame draw:name="Title 1" presentation:style-name="pr3" draw:text-style-name="P3" draw:layer="layout" svg:width="29.209cm" svg:height="1.668cm" svg:x="5.2cm" svg:y="-0.068cm" presentation:class="title" presentation:user-transformed="true">
          <draw:text-box>
            <text:p text:style-name="P6"><text:span text:style-name="T2"><text:s text:c="28"/></text:span><text:span text:style-name="T2">CSS Selectors</text:span></text:p>
          </draw:text-box>
        </draw:frame>
        <draw:frame draw:name="Content Placeholder 2" presentation:style-name="pr7" draw:text-style-name="P5" draw:layer="layout" svg:width="29.209cm" svg:height="17.38cm" svg:x="2.328cm" svg:y="1.669cm" presentation:class="outline" presentation:user-transformed="true">
          <draw:text-box>
            <text:p text:style-name="P4"><text:span text:style-name="T4">Id selector </text:span><text:span text:style-name="T3">–</text:span></text:p>
            <text:p text:style-name="P4"><text:span text:style-name="T3"><text:s/></text:span><text:span text:style-name="T3">To select an element with a specific id, write a hash (#) character</text:span></text:p>
            <text:p text:style-name="P4"><text:span text:style-name="T4">Exp</text:span><text:span text:style-name="T3">-</text:span></text:p>
            <text:p text:style-name="P4"><text:span text:style-name="T3">&lt;p id="para1"&gt;Hello World&lt;/p&gt;</text:span></text:p>
            <text:p text:style-name="P4"><text:span text:style-name="T4">Class selector-</text:span></text:p>
            <text:p text:style-name="P4"><text:span text:style-name="T4"><text:s/></text:span><text:span text:style-name="T3">To select elements with a specific class, write a period (.) character</text:span></text:p>
            <text:p text:style-name="P4"><text:span text:style-name="T3">Exp-</text:span></text:p>
            <text:p text:style-name="P4"><text:span text:style-name="T3">&lt;h1 class="center"&gt;Hello World&lt;/h1&gt;</text:span></text:p>
            <text:p text:style-name="P4"><text:span text:style-name="T4">Grouping Selectors-</text:span></text:p>
            <text:p text:style-name="P4"><text:span text:style-name="T3">If you have elements with the same style definitions</text:span></text:p>
            <text:p text:style-name="P4"><text:span text:style-name="T3">To group selectors, separate each selector with a comma.</text:span></text:p>
            <text:p text:style-name="P4"><text:span text:style-name="T3">h1, h2, p {</text:span></text:p>
            <text:p text:style-name="P4"><text:span text:style-name="T3"><text:s text:c="4"/></text:span><text:span text:style-name="T3">text-align: center;</text:span></text:p>
            <text:p text:style-name="P4"><text:span text:style-name="T3"><text:s text:c="4"/></text:span><text:span text:style-name="T3">color: red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CSS Color" draw:style-name="dp1" draw:master-page-name="Default_20_1" presentation:presentation-page-layout-name="AL2T11">
        <draw:frame draw:name="Title 1" presentation:style-name="pr3" draw:text-style-name="P3" draw:layer="layout" svg:width="29.209cm" svg:height="1.67cm" svg:x="4.991cm" svg:y="-0.07cm" presentation:class="title" presentation:user-transformed="true">
          <draw:text-box>
            <text:p text:style-name="P6"><text:span text:style-name="T2"><text:s text:c="33"/></text:span><text:span text:style-name="T2">CSS Color</text:span></text:p>
          </draw:text-box>
        </draw:frame>
        <draw:frame draw:name="Content Placeholder 2" presentation:style-name="pr7" draw:text-style-name="P5" draw:layer="layout" svg:width="29.209cm" svg:height="15.265cm" svg:x="2.328cm" svg:y="1.892cm" presentation:class="outline" presentation:user-transformed="true">
          <draw:text-box>
            <text:list text:style-name="L2">
              <text:list-item>
                <text:p text:style-name="P4"><text:span text:style-name="T4">Background Color</text:span></text:p>
              </text:list-item>
              <text:list-item>
                <text:p text:style-name="P4"><text:span text:style-name="T4">Exp-</text:span><text:span text:style-name="T3"> <text:s/></text:span></text:p>
              </text:list-item>
              <text:list-item>
                <text:p text:style-name="P4"><text:span text:style-name="T3">&lt;h1 style="background-color:Blue;"&gt;Hello World&lt;/h1&gt;</text:span></text:p>
              </text:list-item>
              <text:list-item>
                <text:p text:style-name="P4"><text:span text:style-name="T4">Text Color</text:span></text:p>
              </text:list-item>
              <text:list-item>
                <text:p text:style-name="P4"><text:span text:style-name="T4">Exm-</text:span></text:p>
              </text:list-item>
              <text:list-item>
                <text:p text:style-name="P4"><text:span text:style-name="T3"><text:s/></text:span><text:span text:style-name="T3">&lt;h3 style="color:Tomato;"&gt;Hello World&lt;/h3&gt;</text:span></text:p>
              </text:list-item>
              <text:list-item>
                <text:p text:style-name="P4"><text:span text:style-name="T4">Border Color</text:span></text:p>
              </text:list-item>
              <text:list-item>
                <text:p text:style-name="P4"><text:span text:style-name="T4">Exm-</text:span></text:p>
              </text:list-item>
              <text:list-item>
                <text:p text:style-name="P4"><text:span text:style-name="T3"><text:s/></text:span><text:span text:style-name="T3">&lt;h1 style="border: 1px solid blue;"&gt;Hello World&lt;/h1&gt;</text:span></text:p>
              </text:list-item>
              <text:list-item>
                <text:p text:style-name="P4"><text:span text:style-name="T4">Color values-</text:span></text:p>
              </text:list-item>
              <text:list-item>
                <text:p text:style-name="P4"><text:span text:style-name="T4">Exm-</text:span><text:span text:style-name="T3"> &lt;h1 style="background-color:rgb(255, 99, 71);"&gt;hello&lt;/h1&gt;</text:span></text:p>
              </text:list-item>
              <text:list-item>
                <text:p text:style-name="P4"><text:span text:style-name="T3">&lt;h1 style="background-color:#ff6347;"&gt;hello&lt;/h1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      Color" draw:style-name="dp1" draw:master-page-name="Default_20_1" presentation:presentation-page-layout-name="AL2T11">
        <draw:frame draw:name="Title 1" presentation:style-name="pr3" draw:text-style-name="P3" draw:layer="layout" svg:width="29.209cm" svg:height="1.416cm" svg:x="4.391cm" svg:y="0cm" presentation:class="title" presentation:user-transformed="true">
          <draw:text-box>
            <text:p text:style-name="P6"><text:span text:style-name="T2"><text:s text:c="40"/></text:span><text:span text:style-name="T2">Color</text:span></text:p>
          </draw:text-box>
        </draw:frame>
        <draw:frame draw:name="Content Placeholder 2" presentation:style-name="pr7" draw:text-style-name="P5" draw:layer="layout" svg:width="29.209cm" svg:height="16.328cm" svg:x="2.328cm" svg:y="2.721cm" presentation:class="outline" presentation:user-transformed="true">
          <draw:text-box>
            <text:p text:style-name="P4"><text:span text:style-name="T4">RGB Value- </text:span></text:p>
            <text:p text:style-name="P4"><text:span text:style-name="T3">In HTML, a color can be specified as an RGB value, using this formula:</text:span></text:p>
            <text:p text:style-name="P4"><text:span text:style-name="T4">rgb(</text:span><text:span text:style-name="T5">red,</text:span><text:span text:style-name="T4"> </text:span><text:span text:style-name="T5">green</text:span><text:span text:style-name="T4">, </text:span><text:span text:style-name="T5">blue</text:span><text:span text:style-name="T4">)</text:span></text:p>
            <text:p text:style-name="P4"><text:span text:style-name="T3">To display the color black, all color parameters must be set to 0, like this: rgb(0, 0, 0).</text:span></text:p>
            <text:p text:style-name="P4"><text:span text:style-name="T3">To display the color white, all color parameters must be set to 255, like this: rgb(255, 255, 255)</text:span></text:p>
            <text:p text:style-name="P4"><text:span text:style-name="T4">Hex value-</text:span></text:p>
            <text:p text:style-name="P4"><text:span text:style-name="T3"><text:s/></text:span><text:span text:style-name="T4">#</text:span><text:span text:style-name="T5">rrggbb</text:span></text:p>
            <text:p text:style-name="P4"><text:span text:style-name="T3">rr (red), gg (green) and bb (blue) are hexadecimal values between 00 and ff</text:span></text:p>
            <text:p text:style-name="P4"><text:span text:style-name="T3">&lt;h1 style="background-color:#ff0000;"&gt;#ff0000&lt;/h1&gt;</text:span></text:p>
            <text:p text:style-name="P4"><text:span text:style-name="T3">&lt;h1 style="background-color:#0000ff;"&gt;#0000ff&lt;/h1&gt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Height and Width&#10;" draw:style-name="dp1" draw:master-page-name="Default_20_1" presentation:presentation-page-layout-name="AL2T11">
        <draw:frame draw:name="Title 1" presentation:style-name="pr3" draw:text-style-name="P7" draw:layer="layout" svg:width="29.209cm" svg:height="1.561cm" svg:x="4.191cm" svg:y="0.039cm" presentation:class="title" presentation:user-transformed="true">
          <draw:text-box>
            <text:p text:style-name="P6"><text:span text:style-name="T2"><text:s text:c="28"/></text:span><text:span text:style-name="T2">Height and Width</text:span><text:span text:style-name="T2"><text:line-break/></text:span><text:span text:style-name="T2"/></text:p>
          </draw:text-box>
        </draw:frame>
        <draw:frame draw:name="Content Placeholder 2" presentation:style-name="pr7" draw:text-style-name="P8" draw:layer="layout" svg:width="32.692cm" svg:height="16.509cm" svg:x="0.8cm" svg:y="1.4cm" presentation:class="outline" presentation:user-transformed="true">
          <draw:text-box>
            <text:p text:style-name="P4"><text:span text:style-name="T6">&lt;style&gt;</text:span></text:p>
            <text:p text:style-name="P4"><text:span text:style-name="T6">div {</text:span></text:p>
            <text:p text:style-name="P4"><text:span text:style-name="T6"><text:s text:c="4"/></text:span><text:span text:style-name="T6">height: 200px;</text:span></text:p>
            <text:p text:style-name="P4"><text:span text:style-name="T6"><text:s text:c="4"/></text:span><text:span text:style-name="T6">width: 50%;</text:span></text:p>
            <text:p text:style-name="P4"><text:span text:style-name="T6"><text:s text:c="4"/></text:span><text:span text:style-name="T6">background-color: powderblue;</text:span></text:p>
            <text:p text:style-name="P4"><text:span text:style-name="T6">}</text:span></text:p>
            <text:p text:style-name="P4"><text:span text:style-name="T6">&lt;/style&gt;</text:span></text:p>
            <text:p text:style-name="P4"><text:span text:style-name="T7">max-width-</text:span><text:span text:style-name="T6">it used to set the maximum width of an element.</text:span></text:p>
            <text:p text:style-name="P4"><text:span text:style-name="T6">&lt;style&gt;</text:span></text:p>
            <text:p text:style-name="P4"><text:span text:style-name="T6">div {</text:span></text:p>
            <text:p text:style-name="P4"><text:span text:style-name="T6"><text:s text:c="4"/></text:span><text:span text:style-name="T6">max-width: 500px;</text:span></text:p>
            <text:p text:style-name="P4"><text:span text:style-name="T6"><text:s text:c="4"/></text:span><text:span text:style-name="T6">height: 100px;</text:span></text:p>
            <text:p text:style-name="P4"><text:span text:style-name="T6"><text:s text:c="4"/></text:span><text:span text:style-name="T6">background-color: powderblue;</text:span></text:p>
            <text:p text:style-name="P4"><text:span text:style-name="T6">}</text:span></text:p>
            <text:p text:style-name="P4"><text:span text:style-name="T6">&lt;/style&gt;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Box Model&#10;  " draw:style-name="dp1" draw:master-page-name="Default_20_1" presentation:presentation-page-layout-name="AL2T11">
        <draw:frame draw:name="Title 1" presentation:style-name="pr3" draw:text-style-name="P7" draw:layer="layout" svg:width="29.209cm" svg:height="2.011cm" svg:x="4.6cm" svg:y="0cm" presentation:class="title" presentation:user-transformed="true">
          <draw:text-box>
            <text:p text:style-name="P6"><text:span text:style-name="T2"><text:s text:c="34"/></text:span><text:span text:style-name="T2">Box Model</text:span><text:span text:style-name="T2"><text:line-break/></text:span><text:span text:style-name="T2"> <text:s/></text:span></text:p>
          </draw:text-box>
        </draw:frame>
        <draw:frame draw:name="Content Placeholder 2" presentation:style-name="pr7" draw:text-style-name="P5" draw:layer="layout" svg:width="33.2cm" svg:height="16.509cm" svg:x="0.29cm" svg:y="2.213cm" presentation:class="outline" presentation:user-transformed="true">
          <draw:text-box>
            <text:p text:style-name="P4"><text:span text:style-name="T3">All HTML elements can be considered as boxes. In CSS, the term "box model" is used when talking about design and layout.</text:span></text:p>
            <text:p text:style-name="P4"><text:span text:style-name="T4">Content</text:span><text:span text:style-name="T3"> - The content of the box, where text and images appear</text:span></text:p>
            <text:p text:style-name="P4"><text:span text:style-name="T4">Padding</text:span><text:span text:style-name="T3"> - Clears an area around the content. The padding is transparent</text:span></text:p>
            <text:p text:style-name="P4"><text:span text:style-name="T4">Border</text:span><text:span text:style-name="T3"> - A border that goes around the padding and content</text:span></text:p>
            <text:p text:style-name="P4"><text:span text:style-name="T4">Margin</text:span><text:span text:style-name="T3"> - Clears an area outside the border. The margin is transparent</text:span></text:p>
            <text:p text:style-name="P4"><text:span text:style-name="T3">div {</text:span></text:p>
            <text:p text:style-name="P4"><text:span text:style-name="T3"><text:s text:c="4"/></text:span><text:span text:style-name="T3">background-color: lightgrey;</text:span></text:p>
            <text:p text:style-name="P4"><text:span text:style-name="T3"><text:s text:c="4"/></text:span><text:span text:style-name="T3">width: 300px;</text:span></text:p>
            <text:p text:style-name="P4"><text:span text:style-name="T3"><text:s text:c="4"/></text:span><text:span text:style-name="T3">border: 25px solid green;</text:span></text:p>
            <text:p text:style-name="P4"><text:span text:style-name="T3"><text:s text:c="4"/></text:span><text:span text:style-name="T3">padding: 25px;</text:span></text:p>
            <text:p text:style-name="P4"><text:span text:style-name="T3"><text:s text:c="4"/></text:span><text:span text:style-name="T3">margin: 25px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Text Alignment&#10;" draw:style-name="dp1" draw:master-page-name="Default_20_1" presentation:presentation-page-layout-name="AL2T11">
        <draw:frame draw:name="Title 1" presentation:style-name="pr3" draw:text-style-name="P7" draw:layer="layout" svg:width="29.209cm" svg:height="1.634cm" svg:x="5cm" svg:y="-0.034cm" presentation:class="title" presentation:user-transformed="true">
          <draw:text-box>
            <text:p text:style-name="P6"><text:span text:style-name="T2"><text:s text:c="30"/></text:span><text:span text:style-name="T2">Text Alignment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2.729cm" svg:height="16.582cm" svg:x="0.617cm" svg:y="1.996cm" presentation:class="outline" presentation:user-transformed="true">
          <draw:text-box>
            <text:p text:style-name="P4"><text:span text:style-name="T3">The text-align  property is used to set the horizontal alignment of a text.</text:span></text:p>
            <text:p text:style-name="P4"><text:span text:style-name="T3">A text can be left or right aligned, centered, or justified.</text:span></text:p>
            <text:p text:style-name="P4"><text:span text:style-name="T4">Text Decoration-</text:span><text:span text:style-name="T3"> the text-decoration property is used to set or remove decorations from text.</text:span></text:p>
            <text:p text:style-name="P4"><text:span text:style-name="T3">&lt;style&gt;</text:span></text:p>
            <text:p text:style-name="P4"><text:span text:style-name="T3">a {</text:span></text:p>
            <text:p text:style-name="P4"><text:span text:style-name="T3"><text:s text:c="4"/></text:span><text:span text:style-name="T3">text-decoration: none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p&gt;A link with no underline: &lt;a href=“abc.com"&gt;&lt;/a&gt;&lt;/p&gt;</text:span></text:p>
            <text:p text:style-name="P4"><text:span text:style-name="T4">Text Transformation- </text:span><text:span text:style-name="T3">this</text:span><text:span text:style-name="T4"> </text:span><text:span text:style-name="T3"> property is used to specify uppercase and lowercase letters in a text.</text:span></text:p>
            <text:p text:style-name="P4"><text:span text:style-name="T3">p.uppercase {</text:span></text:p>
            <text:p text:style-name="P4"><text:span text:style-name="T3"><text:s text:c="4"/></text:span><text:span text:style-name="T3">text-transform: uppercase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      Fonts" draw:style-name="dp1" draw:master-page-name="Default_20_1" presentation:presentation-page-layout-name="AL2T11">
        <draw:frame draw:name="Title 1" presentation:style-name="pr3" draw:text-style-name="P7" draw:layer="layout" svg:width="29.209cm" svg:height="1.416cm" svg:x="3.991cm" svg:y="-0.016cm" presentation:class="title" presentation:user-transformed="true">
          <draw:text-box>
            <text:p text:style-name="P6"><text:span text:style-name="T2"><text:s text:c="40"/></text:span><text:span text:style-name="T2">Fonts</text:span></text:p>
          </draw:text-box>
        </draw:frame>
        <draw:frame draw:name="Content Placeholder 2" presentation:style-name="pr4" draw:text-style-name="P5" draw:layer="layout" svg:width="33.019cm" svg:height="16.328cm" svg:x="0.508cm" svg:y="2.431cm" presentation:class="outline" presentation:user-transformed="true">
          <draw:text-box>
            <text:p text:style-name="P4"><text:span text:style-name="T4">Font-style-</text:span></text:p>
            <text:p text:style-name="P4"><text:span text:style-name="T3">normal - The text is shown normally</text:span></text:p>
            <text:p text:style-name="P4"><text:span text:style-name="T3">italic - The text is shown in italics</text:span></text:p>
            <text:p text:style-name="P4"><text:span text:style-name="T3">oblique - The text is "leaning“</text:span></text:p>
            <text:p text:style-name="P4"><text:span text:style-name="T3">p.normal {</text:span></text:p>
            <text:p text:style-name="P4"><text:span text:style-name="T3"><text:s text:c="4"/></text:span><text:span text:style-name="T3">font-style: normal;</text:span></text:p>
            <text:p text:style-name="P4"><text:span text:style-name="T3">}</text:span></text:p>
            <text:p text:style-name="P4"><text:span text:style-name="T4">Font Size- </text:span><text:span text:style-name="T3">This</text:span><text:span text:style-name="T4"> </text:span><text:span text:style-name="T3">property sets the size of the text.</text:span></text:p>
            <text:p text:style-name="P4"><text:span text:style-name="T3">h1 {</text:span></text:p>
            <text:p text:style-name="P4"><text:span text:style-name="T3"><text:s text:c="4"/></text:span><text:span text:style-name="T3">font-size: 40px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   CSS Links&#10;" draw:style-name="dp1" draw:master-page-name="Default_20_1" presentation:presentation-page-layout-name="AL2T11">
        <draw:frame draw:name="Title 1" presentation:style-name="pr3" draw:text-style-name="P7" draw:layer="layout" svg:width="29.209cm" svg:height="1.597cm" svg:x="3.791cm" svg:y="0cm" presentation:class="title" presentation:user-transformed="true">
          <draw:text-box>
            <text:p text:style-name="P6"><text:span text:style-name="T2"><text:s text:c="37"/></text:span><text:span text:style-name="T2">CSS Links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055cm" svg:height="16.908cm" svg:x="0.399cm" svg:y="1.778cm" presentation:class="outline" presentation:user-transformed="true">
          <draw:text-box>
            <text:p text:style-name="P4"><text:span text:style-name="T3">&lt;style&gt;</text:span></text:p>
            <text:p text:style-name="P4"><text:span text:style-name="T3">/* mouse over link */</text:span></text:p>
            <text:p text:style-name="P4"><text:span text:style-name="T3">a:hover {</text:span></text:p>
            <text:p text:style-name="P4"><text:span text:style-name="T3"><text:s text:c="4"/></text:span><text:span text:style-name="T3">color: hotpink;</text:span></text:p>
            <text:p text:style-name="P4"><text:span text:style-name="T3">}</text:span></text:p>
            <text:p text:style-name="P4"><text:span text:style-name="T3">/* visited link */</text:span></text:p>
            <text:p text:style-name="P4"><text:span text:style-name="T3">a:visited {</text:span></text:p>
            <text:p text:style-name="P4"><text:span text:style-name="T3"><text:s text:c="4"/></text:span><text:span text:style-name="T3">color: green;</text:span></text:p>
            <text:p text:style-name="P4"><text:span text:style-name="T3">}</text:span></text:p>
            <text:p text:style-name="P4"><text:span text:style-name="T3">/* selected link */</text:span></text:p>
            <text:p text:style-name="P4"><text:span text:style-name="T3">a:active {</text:span></text:p>
            <text:p text:style-name="P4"><text:span text:style-name="T3"><text:s text:c="4"/></text:span><text:span text:style-name="T3">color: blue;</text:span></text:p>
            <text:p text:style-name="P4"><text:span text:style-name="T3">}</text:span></text:p>
            <text:p text:style-name="P4"><text:span text:style-name="T3">&lt;p&gt;&lt;b&gt;&lt;a href=“abc.html" target="_blank"&gt;This is a link&lt;/a&gt;&lt;/b&gt;&lt;/p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   CSS Lists&#10;" draw:style-name="dp1" draw:master-page-name="Default_20_1" presentation:presentation-page-layout-name="AL2T11">
        <draw:frame draw:name="Title 1" presentation:style-name="pr3" draw:text-style-name="P7" draw:layer="layout" svg:width="29.209cm" svg:height="1.38cm" svg:x="4.191cm" svg:y="0cm" presentation:class="title" presentation:user-transformed="true">
          <draw:text-box>
            <text:p text:style-name="P6"><text:span text:style-name="T2"><text:s text:c="37"/></text:span><text:span text:style-name="T2">CSS Lists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866cm" svg:height="17.416cm" svg:x="0cm" svg:y="1.2cm" presentation:class="outline" presentation:user-transformed="true">
          <draw:text-box>
            <text:p text:style-name="P4"><text:span text:style-name="T3">&lt;style&gt;</text:span></text:p>
            <text:p text:style-name="P4"><text:span text:style-name="T3">ul.a {</text:span></text:p>
            <text:p text:style-name="P4"><text:span text:style-name="T3"><text:s text:c="4"/></text:span><text:span text:style-name="T3">list-style-type: circle;</text:span></text:p>
            <text:p text:style-name="P4"><text:span text:style-name="T3">}</text:span></text:p>
            <text:p text:style-name="P4"><text:span text:style-name="T3">ul.b {</text:span></text:p>
            <text:p text:style-name="P4"><text:span text:style-name="T3"><text:s text:c="4"/></text:span><text:span text:style-name="T3">list-style-type: square;</text:span></text:p>
            <text:p text:style-name="P4"><text:span text:style-name="T3">}</text:span></text:p>
            <text:p text:style-name="P4"><text:span text:style-name="T3">ol.c {</text:span></text:p>
            <text:p text:style-name="P4"><text:span text:style-name="T3"><text:s text:c="4"/></text:span><text:span text:style-name="T3">list-style-type: upper-roman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ul class="a"&gt;</text:span></text:p>
            <text:p text:style-name="P4"><text:span text:style-name="T3"><text:s text:c="2"/></text:span><text:span text:style-name="T3">&lt;li&gt;Coffee&lt;/li&gt;</text:span></text:p>
            <text:p text:style-name="P4"><text:span text:style-name="T3"><text:s text:c="2"/></text:span><text:span text:style-name="T3">&lt;li&gt;Tea&lt;/li&gt;</text:span></text:p>
            <text:p text:style-name="P4"><text:span text:style-name="T3"><text:s text:c="2"/></text:span><text:span text:style-name="T3">&lt;li&gt;Coca Cola&lt;/li&gt;</text:span></text:p>
            <text:p text:style-name="P4"><text:span text:style-name="T3">&lt;/u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Table Borders&#10;" draw:style-name="dp1" draw:master-page-name="Default_20_1" presentation:presentation-page-layout-name="AL2T11">
        <draw:frame draw:name="Title 1" presentation:style-name="pr3" draw:text-style-name="P7" draw:layer="layout" svg:width="29.209cm" svg:height="1.561cm" svg:x="4.2cm" svg:y="0cm" presentation:class="title" presentation:user-transformed="true">
          <draw:text-box>
            <text:p text:style-name="P6"><text:span text:style-name="T2"><text:s text:c="32"/></text:span><text:span text:style-name="T2">Table Borders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866cm" svg:height="17.017cm" svg:x="0cm" svg:y="2.032cm" presentation:class="outline" presentation:user-transformed="true">
          <draw:text-box>
            <text:p text:style-name="P4"><text:span text:style-name="T3">To specify table borders in CSS, use the border property.</text:span></text:p>
            <text:p text:style-name="P4"><text:span text:style-name="T3">table, th, td {</text:span></text:p>
            <text:p text:style-name="P4"><text:span text:style-name="T3"><text:s text:c="4"/></text:span><text:span text:style-name="T3">border: 1px solid black;</text:span></text:p>
            <text:p text:style-name="P4"><text:span text:style-name="T3">}</text:span></text:p>
            <text:p text:style-name="P4"><text:span text:style-name="T3">&lt;table&gt;</text:span></text:p>
            <text:p text:style-name="P4"><text:span text:style-name="T3"><text:s text:c="2"/></text:span><text:span text:style-name="T3">&lt;tr&gt;</text:span></text:p>
            <text:p text:style-name="P4"><text:span text:style-name="T3"><text:s text:c="4"/></text:span><text:span text:style-name="T3">&lt;th&gt;Firstname&lt;/th&gt;</text:span></text:p>
            <text:p text:style-name="P4"><text:span text:style-name="T3"><text:s text:c="4"/></text:span><text:span text:style-name="T3">&lt;th&gt;Lastname&lt;/th&gt;</text:span></text:p>
            <text:p text:style-name="P4"><text:span text:style-name="T3"><text:s text:c="2"/></text:span><text:span text:style-name="T3">&lt;/tr&gt;</text:span></text:p>
            <text:p text:style-name="P4"><text:span text:style-name="T3"><text:s text:c="2"/></text:span><text:span text:style-name="T3">&lt;tr&gt;</text:span></text:p>
            <text:p text:style-name="P4"><text:span text:style-name="T3"><text:s text:c="4"/></text:span><text:span text:style-name="T3">&lt;td&gt;Peter&lt;/td&gt;</text:span></text:p>
            <text:p text:style-name="P4"><text:span text:style-name="T3"><text:s text:c="4"/></text:span><text:span text:style-name="T3">&lt;td&gt;Griffin&lt;/td&gt;</text:span></text:p>
            <text:p text:style-name="P4"><text:span text:style-name="T3"><text:s text:c="2"/></text:span><text:span text:style-name="T3">&lt;/tr&gt;</text:span></text:p>
            <text:p text:style-name="P4"><text:span text:style-name="T3">collapsed into a single border:</text:span><text:span text:style-name="T3"><text:line-break/></text:span><text:span text:style-name="T3">table {</text:span></text:p>
            <text:p text:style-name="P4"><text:span text:style-name="T3"><text:s text:c="4"/></text:span><text:span text:style-name="T3">border-collapse: collapse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Table Width and Height&#10;" draw:style-name="dp1" draw:master-page-name="Default_20_1" presentation:presentation-page-layout-name="AL2T11">
        <draw:frame draw:name="Title 1" presentation:style-name="pr3" draw:text-style-name="P7" draw:layer="layout" svg:width="29.209cm" svg:height="1.488cm" svg:x="5.191cm" svg:y="0.112cm" presentation:class="title" presentation:user-transformed="true">
          <draw:text-box>
            <text:p text:style-name="P6"><text:span text:style-name="T2"><text:s text:c="21"/></text:span><text:span text:style-name="T2">Table Width and Height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866cm" svg:height="17.162cm" svg:x="0cm" svg:y="1.887cm" presentation:class="outline" presentation:user-transformed="true">
          <draw:text-box>
            <text:p text:style-name="P4"><text:span text:style-name="T3">&lt;style&gt;</text:span></text:p>
            <text:p text:style-name="P4"><text:span text:style-name="T3">table, td, th {</text:span></text:p>
            <text:p text:style-name="P4"><text:span text:style-name="T3"><text:s text:c="4"/></text:span><text:span text:style-name="T3">border: 1px solid black;</text:span></text:p>
            <text:p text:style-name="P4"><text:span text:style-name="T3">}</text:span></text:p>
            <text:p text:style-name="P4"><text:span text:style-name="T3"/></text:p>
            <text:p text:style-name="P4"><text:span text:style-name="T3">table {</text:span></text:p>
            <text:p text:style-name="P4"><text:span text:style-name="T3"><text:s text:c="4"/></text:span><text:span text:style-name="T3">border-collapse: collapse;</text:span></text:p>
            <text:p text:style-name="P4"><text:span text:style-name="T3"><text:s text:c="4"/></text:span><text:span text:style-name="T3">width: 100%;</text:span></text:p>
            <text:p text:style-name="P4"><text:span text:style-name="T3">}</text:span></text:p>
            <text:p text:style-name="P4"><text:span text:style-name="T3"/></text:p>
            <text:p text:style-name="P4"><text:span text:style-name="T3">th {</text:span></text:p>
            <text:p text:style-name="P4"><text:span text:style-name="T3"><text:s text:c="4"/></text:span><text:span text:style-name="T3">height: 50px;</text:span></text:p>
            <text:p text:style-name="P4"><text:span text:style-name="T3">}</text:span></text:p>
            <text:p text:style-name="P4"><text:span text:style-name="T3">&lt;/styl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 CSS Display" draw:style-name="dp1" draw:master-page-name="Default_20_1" presentation:presentation-page-layout-name="AL2T11">
        <draw:frame draw:name="Title 1" presentation:style-name="pr3" draw:text-style-name="P7" draw:layer="layout" svg:width="29.209cm" svg:height="1.416cm" svg:x="3.591cm" svg:y="0cm" presentation:class="title" presentation:user-transformed="true">
          <draw:text-box>
            <text:p text:style-name="P6"><text:span text:style-name="T2"><text:s text:c="35"/></text:span><text:span text:style-name="T2">CSS Display</text:span></text:p>
          </draw:text-box>
        </draw:frame>
        <draw:frame draw:name="Content Placeholder 2" presentation:style-name="pr7" draw:text-style-name="P5" draw:layer="layout" svg:width="33.866cm" svg:height="17.344cm" svg:x="0cm" svg:y="1.705cm" presentation:class="outline" presentation:user-transformed="true">
          <draw:text-box>
            <text:p text:style-name="P4"><text:span text:style-name="T3">Display property specifies if/how an element is displayed.</text:span></text:p>
            <text:p text:style-name="P4"><text:span text:style-name="T3">default display value for most elements is block or inline.</text:span></text:p>
            <text:p text:style-name="P4"><text:span text:style-name="T3">&lt;style&gt;</text:span></text:p>
            <text:p text:style-name="P4"><text:span text:style-name="T3">li {</text:span></text:p>
            <text:p text:style-name="P4"><text:span text:style-name="T3"><text:s text:c="4"/></text:span><text:span text:style-name="T3">display: inline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ul&gt;</text:span></text:p>
            <text:p text:style-name="P4"><text:span text:style-name="T3"><text:s text:c="2"/></text:span><text:span text:style-name="T3">&lt;li&gt;&lt;a href="" target="_blank"&gt;HTML&lt;/a&gt;&lt;/li&gt;</text:span></text:p>
            <text:p text:style-name="P4"><text:span text:style-name="T3"><text:s text:c="2"/></text:span><text:span text:style-name="T3">&lt;li&gt;&lt;a href="" target="_blank"&gt;CSS&lt;/a&gt;&lt;/li&gt;</text:span></text:p>
            <text:p text:style-name="P4"><text:span text:style-name="T3">&lt;/ul&gt;</text:span></text:p>
            <text:p text:style-name="P4"><text:span text:style-name="T3"/></text:p>
            <text:p text:style-name="P4"><text:span text:style-name="T3">span {</text:span></text:p>
            <text:p text:style-name="P4"><text:span text:style-name="T3"><text:s text:c="4"/></text:span><text:span text:style-name="T3">display: block;</text:span></text:p>
            <text:p text:style-name="P4"><text:span text:style-name="T3">}</text:span></text:p>
            <text:p text:style-name="P4"><text:span text:style-name="T3">&lt;span&gt;abc&lt;/span&gt; &lt;span&gt;def&lt;/span&gt;</text:span></text:p>
            <text:p text:style-name="P4"><text:span text:style-name="T3">visibility:hidden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Css max-width&#10;" draw:style-name="dp1" draw:master-page-name="Default_20_1" presentation:presentation-page-layout-name="AL2T11">
        <draw:frame draw:name="Title 1" presentation:style-name="pr3" draw:text-style-name="P7" draw:layer="layout" svg:width="29.209cm" svg:height="2.253cm" svg:x="4.8cm" svg:y="-0.053cm" presentation:class="title" presentation:user-transformed="true">
          <draw:text-box>
            <text:p text:style-name="P6"><text:span text:style-name="T2"><text:s text:c="29"/></text:span><text:span text:style-name="T2">CSS max-width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866cm" svg:height="17.598cm" svg:x="0cm" svg:y="1.451cm" presentation:class="outline" presentation:user-transformed="true">
          <draw:text-box>
            <text:p text:style-name="P4"><text:span text:style-name="T3">Max-width will improve the browser's handling of small windows. This is important when making a site usable on small devices.</text:span></text:p>
            <text:p text:style-name="P4"><text:span text:style-name="T3">&lt;style&gt;</text:span></text:p>
            <text:p text:style-name="P4"><text:span text:style-name="T3">div.ex1 {</text:span></text:p>
            <text:p text:style-name="P4"><text:span text:style-name="T3"><text:s text:c="4"/></text:span><text:span text:style-name="T3">width:500px;</text:span></text:p>
            <text:p text:style-name="P4"><text:span text:style-name="T3"><text:s text:c="4"/></text:span><text:span text:style-name="T3">margin: auto;</text:span></text:p>
            <text:p text:style-name="P4"><text:span text:style-name="T3"><text:s text:c="4"/></text:span><text:span text:style-name="T3">border: 1px solid black;</text:span></text:p>
            <text:p text:style-name="P4"><text:span text:style-name="T3">}</text:span></text:p>
            <text:p text:style-name="P4"><text:span text:style-name="T3"/></text:p>
            <text:p text:style-name="P4"><text:span text:style-name="T3">div.ex2 {</text:span></text:p>
            <text:p text:style-name="P4"><text:span text:style-name="T3"><text:s text:c="4"/></text:span><text:span text:style-name="T3">max-width:500px;</text:span></text:p>
            <text:p text:style-name="P4"><text:span text:style-name="T3"><text:s text:c="4"/></text:span><text:span text:style-name="T3">margin: auto;</text:span></text:p>
            <text:p text:style-name="P4"><text:span text:style-name="T3"><text:s text:c="4"/></text:span><text:span text:style-name="T3">border: 1px solid black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div class="ex1"&gt;This div element has width: 500px;&lt;/div&gt;</text:span></text:p>
            <text:p text:style-name="P4"><text:span text:style-name="T3">&lt;br&gt;</text:span></text:p>
            <text:p text:style-name="P4"><text:span text:style-name="T3">&lt;div class="ex2"&gt;This div element has max-width: 500px;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    Position" draw:style-name="dp1" draw:master-page-name="Default_20_1" presentation:presentation-page-layout-name="AL2T11">
        <draw:frame draw:name="Title 1" presentation:style-name="pr3" draw:text-style-name="P9" draw:layer="layout" svg:width="29.209cm" svg:height="1.597cm" svg:x="2.328cm" svg:y="0.003cm" presentation:class="title" presentation:user-transformed="true">
          <draw:text-box>
            <text:p text:style-name="P6"><text:span text:style-name="T8"><text:s text:c="37"/></text:span><text:span text:style-name="T8">Position</text:span></text:p>
          </draw:text-box>
        </draw:frame>
        <draw:frame draw:name="Content Placeholder 2" presentation:style-name="pr7" draw:text-style-name="P5" draw:layer="layout" svg:width="33.866cm" svg:height="17.157cm" svg:x="0cm" svg:y="1.4cm" presentation:class="outline" presentation:user-transformed="true">
          <draw:text-box>
            <text:p text:style-name="P4"><text:span text:style-name="T3">position property specifies the type of positioning method used for an element.</text:span></text:p>
            <text:p text:style-name="P4"><text:span text:style-name="T3">Static, relative, fixed, absolute,sticky</text:span></text:p>
            <text:p text:style-name="P4"><text:span text:style-name="T3">Elements can positioned using the top, bottom, left, and right properties.</text:span></text:p>
            <text:p text:style-name="P4"><text:span text:style-name="T4">position: static-</text:span></text:p>
            <text:p text:style-name="P4"><text:span text:style-name="T3">HTML elements are positioned static by default.</text:span></text:p>
            <text:p text:style-name="P4"><text:span text:style-name="T3">Static positioned elements are not affected by the top, bottom, left, and right properties.</text:span></text:p>
            <text:p text:style-name="P4"><text:span text:style-name="T3">&lt;style&gt;</text:span></text:p>
            <text:p text:style-name="P4"><text:span text:style-name="T3">div.static {</text:span></text:p>
            <text:p text:style-name="P4"><text:span text:style-name="T3"><text:s text:c="4"/></text:span><text:span text:style-name="T3">position: static;</text:span></text:p>
            <text:p text:style-name="P4"><text:span text:style-name="T3"><text:s text:c="4"/></text:span><text:span text:style-name="T3">border: 3px solid #73AD21;</text:span></text:p>
            <text:p text:style-name="P4"><text:span text:style-name="T3"><text:s text:c="4"/></text:span><text:span text:style-name="T3">left:50px;</text:span></text:p>
            <text:p text:style-name="P4"><text:span text:style-name="T3"><text:s text:c="4"/></text:span><text:span text:style-name="T3">top:40px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div class="static"&gt;</text:span></text:p>
            <text:p text:style-name="P4"><text:span text:style-name="T3">This div element has position: static;</text:span></text:p>
            <text:p text:style-name="P4"><text:span text:style-name="T3">&lt;/div&gt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position: relative&#10;" draw:style-name="dp1" draw:master-page-name="Default_20_1" presentation:presentation-page-layout-name="AL2T11">
        <draw:frame draw:name="Title 1" presentation:style-name="pr3" draw:text-style-name="P7" draw:layer="layout" svg:width="28.737cm" svg:height="1.452cm" svg:x="3.663cm" svg:y="-0.052cm" presentation:class="title" presentation:user-transformed="true">
          <draw:text-box>
            <text:p text:style-name="P6"><text:span text:style-name="T2"><text:s text:c="27"/></text:span><text:span text:style-name="T2">position: relative</text:span><text:span text:style-name="T2"><text:line-break/></text:span><text:span text:style-name="T2"/></text:p>
          </draw:text-box>
        </draw:frame>
        <draw:frame draw:name="Content Placeholder 2" presentation:style-name="pr4" draw:text-style-name="P5" draw:layer="layout" svg:width="33.866cm" svg:height="17.09cm" svg:x="0cm" svg:y="1.31cm" presentation:class="outline" presentation:user-transformed="true">
          <draw:text-box>
            <text:p text:style-name="P4"><text:span text:style-name="T3"/></text:p>
            <text:p text:style-name="P4"><text:span text:style-name="T3">Setting the top, right, bottom, and left properties will cause it to be adjusted away from its normal position.</text:span></text:p>
            <text:p text:style-name="P4"><text:span text:style-name="T3">&lt;style&gt;</text:span></text:p>
            <text:p text:style-name="P4"><text:span text:style-name="T3">div.relative {</text:span></text:p>
            <text:p text:style-name="P4"><text:span text:style-name="T3"><text:s text:c="4"/></text:span><text:span text:style-name="T3">position: relative;</text:span></text:p>
            <text:p text:style-name="P4"><text:span text:style-name="T3"><text:s text:c="4"/></text:span><text:span text:style-name="T3">left: 30px;</text:span></text:p>
            <text:p text:style-name="P4"><text:span text:style-name="T3"><text:s text:c="4"/></text:span><text:span text:style-name="T3">border: 1px solid black;</text:span></text:p>
            <text:p text:style-name="P4"><text:span text:style-name="T3"><text:s text:c="4"/></text:span><text:span text:style-name="T3">top:60px;</text:span></text:p>
            <text:p text:style-name="P4"><text:span text:style-name="T3">}</text:span></text:p>
            <text:p text:style-name="P4"><text:span text:style-name="T3">&lt;/styl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position: fixed&#10;" draw:style-name="dp1" draw:master-page-name="Default_20_1" presentation:presentation-page-layout-name="AL2T11">
        <draw:frame draw:name="Title 1" presentation:style-name="pr3" draw:text-style-name="P7" draw:layer="layout" svg:width="29.209cm" svg:height="1.561cm" svg:x="4.4cm" svg:y="-0.161cm" presentation:class="title" presentation:user-transformed="true">
          <draw:text-box>
            <text:p text:style-name="P6"><text:span text:style-name="T2"><text:s text:c="31"/></text:span><text:span text:style-name="T2">position: fixed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866cm" svg:height="17.271cm" svg:x="0cm" svg:y="1.778cm" presentation:class="outline" presentation:user-transformed="true">
          <draw:text-box>
            <text:p text:style-name="P4"><text:span text:style-name="T3"> </text:span><text:span text:style-name="T3">it always stays in the same place even if the page is scrolled. The top, right, bottom, and left properties are used to position the element.</text:span></text:p>
            <text:p text:style-name="P4"><text:span text:style-name="T3">&lt;style&gt;</text:span></text:p>
            <text:p text:style-name="P4"><text:span text:style-name="T3">div.fixed {</text:span></text:p>
            <text:p text:style-name="P4"><text:span text:style-name="T3"><text:s text:c="4"/></text:span><text:span text:style-name="T3">position: fixed;</text:span></text:p>
            <text:p text:style-name="P4"><text:span text:style-name="T3">left:40px;</text:span></text:p>
            <text:p text:style-name="P4"><text:span text:style-name="T3"><text:s text:c="4"/></text:span><text:span text:style-name="T3">width: 300px;</text:span></text:p>
            <text:p text:style-name="P4"><text:span text:style-name="T3"><text:s text:c="4"/></text:span><text:span text:style-name="T3">border: 3px solid #73AD21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div class="fixed"&gt;</text:span></text:p>
            <text:p text:style-name="P4"><text:span text:style-name="T3">This div element has position: fixed;</text:span></text:p>
            <text:p text:style-name="P4"><text:span text:style-name="T3">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position: sticky&#10;" draw:style-name="dp1" draw:master-page-name="Default_20_1" presentation:presentation-page-layout-name="AL2T11">
        <draw:frame draw:name="Title 1" presentation:style-name="pr3" draw:text-style-name="P7" draw:layer="layout" svg:width="29.209cm" svg:height="1.416cm" svg:x="4.658cm" svg:y="0.184cm" presentation:class="title" presentation:user-transformed="true">
          <draw:text-box>
            <text:p text:style-name="P6"><text:span text:style-name="T2"><text:s text:c="29"/></text:span><text:span text:style-name="T2">position: sticky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866cm" svg:height="17.271cm" svg:x="0cm" svg:y="1.778cm" presentation:class="outline" presentation:user-transformed="true">
          <draw:text-box>
            <text:p text:style-name="P4"><text:span text:style-name="T3">It is positioned based on the user's scroll position.</text:span></text:p>
            <text:p text:style-name="P4"><text:span text:style-name="T3">depending on the scroll position. It is positioned relative until a given offset position is met in the viewport <text:s/>then it sticks in place.</text:span></text:p>
            <text:p text:style-name="P4"><text:span text:style-name="T3">&lt;style&gt;</text:span></text:p>
            <text:p text:style-name="P4"><text:span text:style-name="T3">div.sticky {</text:span></text:p>
            <text:p text:style-name="P4"><text:span text:style-name="T3"><text:s text:c="2"/></text:span><text:span text:style-name="T3">position: sticky;</text:span></text:p>
            <text:p text:style-name="P4"><text:span text:style-name="T3"><text:s text:c="2"/></text:span><text:span text:style-name="T3">padding: 5px;</text:span></text:p>
            <text:p text:style-name="P4"><text:span text:style-name="T3"><text:s text:c="2"/></text:span><text:span text:style-name="T3">background-color: lightblue;</text:span></text:p>
            <text:p text:style-name="P4"><text:span text:style-name="T3"><text:s text:c="2"/></text:span><text:span text:style-name="T3">top:0;</text:span></text:p>
            <text:p text:style-name="P4"><text:span text:style-name="T3"><text:s text:c="2"/></text:span><text:span text:style-name="T3">border: 1px solid green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div class="sticky"&gt;I am sticky!&lt;/div&gt;</text:span></text:p>
            <text:p text:style-name="P4"><text:span text:style-name="T3"/></text:p>
            <text:p text:style-name="P4"><text:span text:style-name="T3">&lt;div style="padding-bottom:2000px"&gt;</text:span></text:p>
            <text:p text:style-name="P4"><text:span text:style-name="T3"><text:s text:c="2"/></text:span><text:span text:style-name="T3">&lt;p&gt;hello world &lt;/p&gt;</text:span></text:p>
            <text:p text:style-name="P4"><text:span text:style-name="T3">&lt;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Overlapping Elements&#10;" draw:style-name="dp1" draw:master-page-name="Default_20_1" presentation:presentation-page-layout-name="AL2T11">
        <draw:frame draw:name="Title 1" presentation:style-name="pr3" draw:text-style-name="P7" draw:layer="layout" svg:width="29.209cm" svg:height="1.38cm" svg:x="4.391cm" svg:y="0cm" presentation:class="title" presentation:user-transformed="true">
          <draw:text-box>
            <text:p text:style-name="P6"><text:span text:style-name="T2"><text:s text:c="24"/></text:span><text:span text:style-name="T2">Overlapping Elements</text:span><text:span text:style-name="T2"><text:line-break/></text:span><text:span text:style-name="T2"/></text:p>
          </draw:text-box>
        </draw:frame>
        <draw:frame draw:name="Content Placeholder 2" presentation:style-name="pr7" draw:text-style-name="P5" draw:layer="layout" svg:width="33.866cm" svg:height="17.235cm" svg:x="0cm" svg:y="1.814cm" presentation:class="outline" presentation:user-transformed="true">
          <draw:text-box>
            <text:p text:style-name="P4"><text:span text:style-name="T3">When elements are positioned, they can overlap other elements.</text:span></text:p>
            <text:p text:style-name="P4"><text:span text:style-name="T3">Z-index specifies which element should be placed in front of, or behind, the others</text:span></text:p>
            <text:p text:style-name="P4"><text:span text:style-name="T3">&lt;style&gt;</text:span></text:p>
            <text:p text:style-name="P4"><text:span text:style-name="T3">img {</text:span></text:p>
            <text:p text:style-name="P4"><text:span text:style-name="T3"><text:s text:c="4"/></text:span><text:span text:style-name="T3">position: absolute;</text:span></text:p>
            <text:p text:style-name="P4"><text:span text:style-name="T3"><text:s text:c="4"/></text:span><text:span text:style-name="T3">left: 0px;</text:span></text:p>
            <text:p text:style-name="P4"><text:span text:style-name="T3"><text:s text:c="4"/></text:span><text:span text:style-name="T3">top: 0px;</text:span></text:p>
            <text:p text:style-name="P4"><text:span text:style-name="T3"><text:s text:c="4"/></text:span><text:span text:style-name="T3">z-index: -1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h1&gt;This is a heading&lt;/h1&gt;</text:span></text:p>
            <text:p text:style-name="P4"><text:span text:style-name="T3">&lt;img src="" width="100" height="140"&gt;</text:span></text:p>
            <text:p text:style-name="P4"><text:span text:style-name="T3">&lt;p&gt;this is a paragraph.&lt;/p&gt;</text:span></text:p>
            <text:p text:style-name="P4"><text:span text:style-name="T3">Because the image has a z-index of -1, it will be placed behind the tex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Inline Block" draw:style-name="dp1" draw:master-page-name="Default_20_1" presentation:presentation-page-layout-name="AL2T11">
        <draw:frame draw:name="Title 1" presentation:style-name="pr3" draw:text-style-name="P7" draw:layer="layout" svg:width="29.209cm" svg:height="1.452cm" svg:x="6cm" svg:y="-0.052cm" presentation:class="title" presentation:user-transformed="true">
          <draw:text-box>
            <text:p text:style-name="P6"><text:span text:style-name="T2"><text:s text:c="28"/></text:span><text:span text:style-name="T2">Inline Block</text:span></text:p>
          </draw:text-box>
        </draw:frame>
        <draw:frame draw:name="Content Placeholder 2" presentation:style-name="pr4" draw:text-style-name="P5" draw:layer="layout" svg:width="33.866cm" svg:height="17.596cm" svg:x="0cm" svg:y="1.453cm" presentation:class="outline" presentation:user-transformed="true">
          <draw:text-box>
            <text:p text:style-name="P4"><text:span text:style-name="T3">Its used to create a grid of boxes that fills the browser width and wraps (when the browser is resized), by using the float property.</text:span></text:p>
            <text:p text:style-name="P4"><text:span text:style-name="T3">. box {</text:span></text:p>
            <text:p text:style-name="P4"><text:span text:style-name="T3"><text:s text:c="4"/></text:span><text:span text:style-name="T3">float: left;/display: inline-block</text:span></text:p>
            <text:p text:style-name="P4"><text:span text:style-name="T3"><text:s text:c="4"/></text:span><text:span text:style-name="T3">width: 100px;</text:span></text:p>
            <text:p text:style-name="P4"><text:span text:style-name="T3"><text:s text:c="4"/></text:span><text:span text:style-name="T3">height: 60px;</text:span></text:p>
            <text:p text:style-name="P4"><text:span text:style-name="T3"><text:s text:c="4"/></text:span><text:span text:style-name="T3">margin: 10px;</text:span></text:p>
            <text:p text:style-name="P4"><text:span text:style-name="T3"><text:s text:c="4"/></text:span><text:span text:style-name="T3">border: 2px solid red; <text:s/></text:span></text:p>
            <text:p text:style-name="P4"><text:span text:style-name="T3">}</text:span></text:p>
            <text:p text:style-name="P4"><text:span text:style-name="T3">&lt;div class="box"&gt;a&lt;/div&gt;</text:span></text:p>
            <text:p text:style-name="P4"><text:span text:style-name="T3">&lt;div class="box"&gt;b&lt;/div&gt;</text:span></text:p>
            <text:p text:style-name="P4"><text:span text:style-name="T3">&lt;div class="box"&gt;c&lt;/div&gt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   Css Align" draw:style-name="dp1" draw:master-page-name="Default_20_1" presentation:presentation-page-layout-name="AL2T11">
        <draw:frame draw:name="Title 1" presentation:style-name="pr3" draw:text-style-name="P7" draw:layer="layout" svg:width="28.937cm" svg:height="0.8cm" svg:x="5.4cm" svg:y="0cm" presentation:class="title" presentation:user-transformed="true">
          <draw:text-box>
            <text:p text:style-name="P6"><text:span text:style-name="T2"><text:s text:c="33"/></text:span><text:span text:style-name="T2">CSS Align</text:span></text:p>
          </draw:text-box>
        </draw:frame>
        <draw:frame draw:name="Content Placeholder 2" presentation:style-name="pr7" draw:text-style-name="P5" draw:layer="layout" svg:width="33.866cm" svg:height="17.307cm" svg:x="0.001cm" svg:y="1.093cm" presentation:class="outline" presentation:user-transformed="true">
          <draw:text-box>
            <text:p text:style-name="P4"><text:span text:style-name="T3">.center {</text:span></text:p>
            <text:p text:style-name="P4"><text:span text:style-name="T3"><text:s text:c="4"/></text:span><text:span text:style-name="T3">text-align: center;</text:span></text:p>
            <text:p text:style-name="P4"><text:span text:style-name="T3"><text:s text:c="4"/></text:span><text:span text:style-name="T3">border: 3px solid green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div class="center"&gt;</text:span></text:p>
            <text:p text:style-name="P4"><text:span text:style-name="T3"><text:s text:c="2"/></text:span><text:span text:style-name="T3">&lt;p&gt;centered.&lt;/p&gt;</text:span></text:p>
            <text:p text:style-name="P4"><text:span text:style-name="T3">&lt;/div&gt;</text:span></text:p>
            <text:p text:style-name="P4"><text:span text:style-name="T3">To center an image, use margin: auto and  and use it as </text:span><text:span text:style-name="T4">block</text:span><text:span text:style-name="T3"> element.</text:span></text:p>
            <text:p text:style-name="P4"><text:span text:style-name="T3">&lt;style&gt;</text:span></text:p>
            <text:p text:style-name="P4"><text:span text:style-name="T3">img {</text:span></text:p>
            <text:p text:style-name="P4"><text:span text:style-name="T3"><text:s text:c="4"/></text:span><text:span text:style-name="T3">display: block;</text:span></text:p>
            <text:p text:style-name="P4"><text:span text:style-name="T3"><text:s text:c="4"/></text:span><text:span text:style-name="T3">margin: auto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img src="" style="width:30%"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1">
        <draw:frame presentation:style-name="pr8" draw:text-style-name="P10" draw:layer="layout" svg:width="23.734cm" svg:height="1.322cm" draw:transform="rotate (0.006981317007976) translate (15cm 0.078cm)" presentation:class="title" presentation:user-transformed="true">
          <draw:text-box>
            <text:p text:style-name="P10"><text:span text:style-name="T9">Clearfix</text:span></text:p>
          </draw:text-box>
        </draw:frame>
        <draw:frame draw:style-name="gr2" draw:layer="layout" svg:width="33.2cm" svg:height="15.915cm" svg:x="0.2cm" svg:y="2.237cm">
          <draw:text-box>
            <text:p>If an element is taller than the element containing it, and it is floated, it will overflow outside of its container. You can use the "clearfix".</text:p>
            <text:p>&lt;style&gt;</text:p>
            <text:p>div {</text:p>
            <text:p><text:s text:c="4"/>border: 3px solid red;</text:p>
            <text:p><text:s text:c="4"/>padding: 5px;</text:p>
            <text:p>}</text:p>
            <text:p>.img1,img2 {</text:p>
            <text:p><text:s text:c="4"/>float: right;</text:p>
            <text:p>}</text:p>
            <text:p/>
            <text:p>.clearfix {</text:p>
            <text:p><text:s text:c="4"/>overflow: auto;</text:p>
            <text:p>}</text:p>
            <text:p>&lt;/style&gt;</text:p>
            <text:p>&lt;div&gt;</text:p>
            <text:p>&lt;img class="img1" src="" width="170" height="170"&gt;</text:p>
            <text:p>abcd&lt;/div&gt;</text:p>
            <text:p>&lt;div class="clearfix"&gt;</text:p>
            <text:p>&lt;img class="img2" src="" width="170" height="170"&gt;</text:p>
            <text:p>abcd</text:p>
            <text:p>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Css Opacity" draw:style-name="dp1" draw:master-page-name="Default_20_1" presentation:presentation-page-layout-name="AL2T11">
        <draw:frame draw:name="Title 1" presentation:style-name="pr3" draw:text-style-name="P7" draw:layer="layout" svg:width="29.209cm" svg:height="1.38cm" svg:x="5.2cm" svg:y="0cm" presentation:class="title" presentation:user-transformed="true">
          <draw:text-box>
            <text:p text:style-name="P6"><text:span text:style-name="T2"><text:s text:c="30"/></text:span><text:span text:style-name="T2">CSS Opacity</text:span></text:p>
          </draw:text-box>
        </draw:frame>
        <draw:frame draw:name="Content Placeholder 2" presentation:style-name="pr7" draw:text-style-name="P5" draw:layer="layout" svg:width="33.866cm" svg:height="17.271cm" svg:x="0cm" svg:y="1.778cm" presentation:class="outline" presentation:user-transformed="true">
          <draw:text-box>
            <text:p text:style-name="P4"><text:span text:style-name="T3">Opacity  property specifies the opacity/transparency of an element.</text:span></text:p>
            <text:p text:style-name="P4"><text:span text:style-name="T3">Opacity  property can take a value from 0.0 - 1.0.</text:span></text:p>
            <text:p text:style-name="P4"><text:span text:style-name="T3">&lt;style&gt;</text:span></text:p>
            <text:p text:style-name="P4"><text:span text:style-name="T3">img {</text:span></text:p>
            <text:p text:style-name="P4"><text:span text:style-name="T3"><text:s text:c="4"/></text:span><text:span text:style-name="T3">opacity: 0.5;}</text:span></text:p>
            <text:p text:style-name="P4"><text:span text:style-name="T3">&lt;/style&gt;</text:span></text:p>
            <text:p text:style-name="P4"><text:span text:style-name="T3">&lt;img src=“ " width="100" height="100"&gt;</text:span></text:p>
            <text:p text:style-name="P4"><text:span text:style-name="T3"/></text:p>
            <text:p text:style-name="P4"><text:span text:style-name="T3">&lt;style&gt;</text:span></text:p>
            <text:p text:style-name="P4"><text:span text:style-name="T3">img {</text:span></text:p>
            <text:p text:style-name="P4"><text:span text:style-name="T3"><text:s text:c="4"/></text:span><text:span text:style-name="T3">opacity: 0.5;}</text:span></text:p>
            <text:p text:style-name="P4"><text:span text:style-name="T3">img:hover {</text:span></text:p>
            <text:p text:style-name="P4"><text:span text:style-name="T3"><text:s text:c="4"/></text:span><text:span text:style-name="T3">opacity: 1.0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img src=“ " width="100" height="100"&gt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Overflow" draw:style-name="dp1" draw:master-page-name="Default_20_1" presentation:presentation-page-layout-name="AL2T11">
        <draw:frame draw:name="Title 1" presentation:style-name="pr3" draw:text-style-name="P7" draw:layer="layout" svg:width="29.209cm" svg:height="1.38cm" svg:x="5.791cm" svg:y="0cm" presentation:class="title" presentation:user-transformed="true">
          <draw:text-box>
            <text:p text:style-name="P6"><text:span text:style-name="T2"><text:s text:c="30"/></text:span><text:span text:style-name="T2">Overflow</text:span></text:p>
          </draw:text-box>
        </draw:frame>
        <draw:frame draw:name="Content Placeholder 2" presentation:style-name="pr7" draw:text-style-name="P5" draw:layer="layout" svg:width="33.866cm" svg:height="17.668cm" svg:x="0cm" svg:y="1.381cm" presentation:class="outline" presentation:user-transformed="true">
          <draw:text-box>
            <text:p text:style-name="P4"><text:span text:style-name="T3">This property controls what happens to content that is too big to fit into an area</text:span></text:p>
            <text:p text:style-name="P4"><text:span text:style-name="T3">Visible, hidden, scroll, auto.</text:span></text:p>
            <text:p text:style-name="P4"><text:span text:style-name="T3"> </text:span><text:span text:style-name="T3">visible property only works for block elements with a specified height</text:span></text:p>
            <text:p text:style-name="P4"><text:span text:style-name="T3">Visible:-By default, the overflow is visible.</text:span></text:p>
            <text:p text:style-name="P4"><text:span text:style-name="T3">div {</text:span></text:p>
            <text:p text:style-name="P4"><text:span text:style-name="T3"><text:s text:c="4"/></text:span><text:span text:style-name="T3">background-color: #eee;</text:span></text:p>
            <text:p text:style-name="P4"><text:span text:style-name="T3"><text:s text:c="4"/></text:span><text:span text:style-name="T3">width: 200px;</text:span></text:p>
            <text:p text:style-name="P4"><text:span text:style-name="T3"><text:s text:c="4"/></text:span><text:span text:style-name="T3">height: 50px;</text:span></text:p>
            <text:p text:style-name="P4"><text:span text:style-name="T3"><text:s text:c="4"/></text:span><text:span text:style-name="T3">border: 1px dotted black;</text:span></text:p>
            <text:p text:style-name="P4"><text:span text:style-name="T3"><text:s text:c="4"/></text:span><text:span text:style-name="T3">overflow: visible;</text:span></text:p>
            <text:p text:style-name="P4"><text:span text:style-name="T3">}</text:span></text:p>
            <text:p text:style-name="P4"><text:span text:style-name="T3">Hidden:-with hidden value, the overflow is clipped, and the rest of the content is hidde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Overflow" draw:style-name="dp1" draw:master-page-name="Default_20_1" presentation:presentation-page-layout-name="AL2T11">
        <draw:frame draw:name="Title 1" presentation:style-name="pr3" draw:text-style-name="P7" draw:layer="layout" svg:width="29.209cm" svg:height="1.307cm" svg:x="5.8cm" svg:y="-0.107cm" presentation:class="title" presentation:user-transformed="true">
          <draw:text-box>
            <text:p text:style-name="P6"><text:span text:style-name="T2"><text:s text:c="30"/></text:span><text:span text:style-name="T2">Overflow</text:span></text:p>
          </draw:text-box>
        </draw:frame>
        <draw:frame draw:name="Content Placeholder 2" presentation:style-name="pr7" draw:text-style-name="P5" draw:layer="layout" svg:width="33.866cm" svg:height="17.741cm" svg:x="0cm" svg:y="1.308cm" presentation:class="outline" presentation:user-transformed="true">
          <draw:text-box>
            <text:p text:style-name="P4"><text:span text:style-name="T3">Scroll:- with scroll <text:s/>value, the overflow is clipped and a scrollbar is added to scroll inside the box.</text:span></text:p>
            <text:p text:style-name="P4"><text:span text:style-name="T3">div {</text:span></text:p>
            <text:p text:style-name="P4"><text:span text:style-name="T3"><text:s text:c="4"/></text:span><text:span text:style-name="T3">background-color: lightblue;</text:span></text:p>
            <text:p text:style-name="P4"><text:span text:style-name="T3"><text:s text:c="4"/></text:span><text:span text:style-name="T3">width: 200px;</text:span></text:p>
            <text:p text:style-name="P4"><text:span text:style-name="T3"><text:s text:c="4"/></text:span><text:span text:style-name="T3">height: 100px;</text:span></text:p>
            <text:p text:style-name="P4"><text:span text:style-name="T3"><text:s text:c="4"/></text:span><text:span text:style-name="T3">border: 1px dotted black;</text:span></text:p>
            <text:p text:style-name="P4"><text:span text:style-name="T3"><text:s text:c="4"/></text:span><text:span text:style-name="T3">overflow: scroll;</text:span></text:p>
            <text:p text:style-name="P4"><text:span text:style-name="T3">}</text:span></text:p>
            <text:p text:style-name="P4"><text:span text:style-name="T3">Auto:-Its similar to scroll, only it add scrollbar when necessary.</text:span></text:p>
            <text:p text:style-name="P4"><text:span text:style-name="T3">div {</text:span></text:p>
            <text:p text:style-name="P4"><text:span text:style-name="T3"><text:s text:c="4"/></text:span><text:span text:style-name="T3">background-color: lightblue;</text:span></text:p>
            <text:p text:style-name="P4"><text:span text:style-name="T3"><text:s text:c="4"/></text:span><text:span text:style-name="T3">width: 200px;</text:span></text:p>
            <text:p text:style-name="P4"><text:span text:style-name="T3"><text:s text:c="4"/></text:span><text:span text:style-name="T3">height: 50px;</text:span></text:p>
            <text:p text:style-name="P4"><text:span text:style-name="T3"><text:s text:c="4"/></text:span><text:span text:style-name="T3">border: 1px dotted black;</text:span></text:p>
            <text:p text:style-name="P4"><text:span text:style-name="T3"><text:s text:c="4"/></text:span><text:span text:style-name="T3">overflow: auto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Css Navigation" draw:style-name="dp1" draw:master-page-name="Default_20_1" presentation:presentation-page-layout-name="AL2T11">
        <draw:frame draw:name="Title 1" presentation:style-name="pr3" draw:text-style-name="P7" draw:layer="layout" svg:width="29.209cm" svg:height="1.126cm" svg:x="6.791cm" svg:y="0cm" presentation:class="title" presentation:user-transformed="true">
          <draw:text-box>
            <text:p text:style-name="P6"><text:span text:style-name="T2"><text:s text:c="23"/></text:span><text:span text:style-name="T2">CSS Navigation</text:span></text:p>
          </draw:text-box>
        </draw:frame>
        <draw:frame draw:name="Content Placeholder 2" presentation:style-name="pr7" draw:text-style-name="P5" draw:layer="layout" svg:width="33.866cm" svg:height="17.67cm" svg:x="0cm" svg:y="1.379cm" presentation:class="outline" presentation:user-transformed="true">
          <draw:text-box>
            <text:p text:style-name="P4"><text:span text:style-name="T3">It is basically a list of links, so using the &lt;ul&gt; and &lt;li&gt; elements makes perfect sense.</text:span></text:p>
            <text:p text:style-name="P4"><text:span text:style-name="T3">&lt;body&gt;</text:span></text:p>
            <text:p text:style-name="P4"><text:span text:style-name="T3">&lt;ul&gt;</text:span></text:p>
            <text:p text:style-name="P4"><text:span text:style-name="T3"><text:s text:c="2"/></text:span><text:span text:style-name="T3">&lt;li&gt;&lt;a href="#home"&gt;Home&lt;/a&gt;&lt;/li&gt;</text:span></text:p>
            <text:p text:style-name="P4"><text:span text:style-name="T3"><text:s text:c="2"/></text:span><text:span text:style-name="T3">&lt;li&gt;&lt;a href="#news"&gt;News&lt;/a&gt;&lt;/li&gt;</text:span></text:p>
            <text:p text:style-name="P4"><text:span text:style-name="T3">&lt;/ul&gt;</text:span></text:p>
            <text:p text:style-name="P4"><text:span text:style-name="T3">We use href="#" for test links</text:span></text:p>
            <text:p text:style-name="P4"><text:span text:style-name="T3"> </text:span><text:span text:style-name="T3">let's remove the bullets </text:span></text:p>
            <text:p text:style-name="P4"><text:span text:style-name="T3">&lt;style&gt;</text:span></text:p>
            <text:p text:style-name="P4"><text:span text:style-name="T3">ul {</text:span></text:p>
            <text:p text:style-name="P4"><text:span text:style-name="T3"><text:s text:c="4"/></text:span><text:span text:style-name="T3">list-style-type: none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Vertical Navigation" draw:style-name="dp1" draw:master-page-name="Default_20_1" presentation:presentation-page-layout-name="AL2T11">
        <draw:frame draw:name="Title 1" presentation:style-name="pr3" draw:text-style-name="P7" draw:layer="layout" svg:width="29.209cm" svg:height="1.525cm" svg:x="6.591cm" svg:y="0.001cm" presentation:class="title" presentation:user-transformed="true">
          <draw:text-box>
            <text:p text:style-name="P6"><text:span text:style-name="T2"><text:s text:c="20"/></text:span><text:span text:style-name="T2">Vertical Navigation</text:span></text:p>
          </draw:text-box>
        </draw:frame>
        <draw:frame draw:name="Content Placeholder 2" presentation:style-name="pr7" draw:text-style-name="P5" draw:layer="layout" svg:width="33.866cm" svg:height="17.523cm" svg:x="0cm" svg:y="1.526cm" presentation:class="outline" presentation:user-transformed="true">
          <draw:text-box>
            <text:p text:style-name="P4"><text:span text:style-name="T3">To build a vertical navigation bar, we have to style the &lt;a&gt; elements inside the list.</text:span></text:p>
            <text:p text:style-name="P4"><text:span text:style-name="T3">&lt;style&gt;</text:span></text:p>
            <text:p text:style-name="P4"><text:span text:style-name="T3">ul {</text:span></text:p>
            <text:p text:style-name="P4"><text:span text:style-name="T3"><text:s text:c="4"/></text:span><text:span text:style-name="T3">list-style-type: none;</text:span></text:p>
            <text:p text:style-name="P4"><text:span text:style-name="T3"><text:s text:c="4"/></text:span><text:span text:style-name="T3">margin: 0;</text:span></text:p>
            <text:p text:style-name="P4"><text:span text:style-name="T3"><text:s text:c="4"/></text:span><text:span text:style-name="T3">padding: 0;</text:span></text:p>
            <text:p text:style-name="P4"><text:span text:style-name="T3">}</text:span></text:p>
            <text:p text:style-name="P4"><text:span text:style-name="T3">li a {</text:span></text:p>
            <text:p text:style-name="P4"><text:span text:style-name="T3"><text:s text:c="4"/></text:span><text:span text:style-name="T3">display: block;</text:span></text:p>
            <text:p text:style-name="P4"><text:span text:style-name="T3"><text:s text:c="4"/></text:span><text:span text:style-name="T3">width: 100px;</text:span></text:p>
            <text:p text:style-name="P4"><text:span text:style-name="T3"><text:s text:c="4"/></text:span><text:span text:style-name="T3">background-color: lightblue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>&lt;ul&gt;</text:span></text:p>
            <text:p text:style-name="P4"><text:span text:style-name="T3"><text:s text:c="2"/></text:span><text:span text:style-name="T3">&lt;li&gt;&lt;a href="#home"&gt;Home&lt;/a&gt;&lt;/li&gt;</text:span></text:p>
            <text:p text:style-name="P4"><text:span text:style-name="T3"><text:s text:c="2"/></text:span><text:span text:style-name="T3">&lt;li&gt;&lt;a href="#news"&gt;News&lt;/a&gt;&lt;/li&gt;</text:span></text:p>
            <text:p text:style-name="P4"><text:span text:style-name="T3">&lt;/u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Vertical Navbar" draw:style-name="dp1" draw:master-page-name="Default_20_1" presentation:presentation-page-layout-name="AL2T11">
        <draw:frame draw:name="Title 1" presentation:style-name="pr3" draw:text-style-name="P7" draw:layer="layout" svg:width="29.209cm" svg:height="1.162cm" svg:x="6.791cm" svg:y="0cm" presentation:class="title" presentation:user-transformed="true">
          <draw:text-box>
            <text:p text:style-name="P6"><text:span text:style-name="T2"><text:s text:c="23"/></text:span><text:span text:style-name="T2">Vertical Navbar</text:span></text:p>
          </draw:text-box>
        </draw:frame>
        <draw:frame draw:name="Content Placeholder 2" presentation:style-name="pr7" draw:text-style-name="P5" draw:layer="layout" svg:width="33.866cm" svg:height="17.561cm" svg:x="0cm" svg:y="1.488cm" presentation:class="outline" presentation:user-transformed="true">
          <draw:text-box>
            <text:p text:style-name="P4"><text:span text:style-name="T3">&lt;style&gt;</text:span></text:p>
            <text:p text:style-name="P4"><text:span text:style-name="T3">ul {</text:span></text:p>
            <text:p text:style-name="P4"><text:span text:style-name="T3"><text:s text:c="4"/></text:span><text:span text:style-name="T3">list-style-type: none;</text:span></text:p>
            <text:p text:style-name="P4"><text:span text:style-name="T3"><text:s text:c="4"/></text:span><text:span text:style-name="T3">margin: 0; padding: 0;</text:span></text:p>
            <text:p text:style-name="P4"><text:span text:style-name="T3"><text:s text:c="4"/></text:span><text:span text:style-name="T3">width: 200px;</text:span></text:p>
            <text:p text:style-name="P4"><text:span text:style-name="T3"><text:s text:c="4"/></text:span><text:span text:style-name="T3">background-color: lightblue;</text:span></text:p>
            <text:p text:style-name="P4"><text:span text:style-name="T3">}</text:span></text:p>
            <text:p text:style-name="P4"><text:span text:style-name="T3">li a {</text:span></text:p>
            <text:p text:style-name="P4"><text:span text:style-name="T3"><text:s text:c="4"/></text:span><text:span text:style-name="T3">display: block; <text:s text:c="2"/>color: black; padding: 10px;</text:span></text:p>
            <text:p text:style-name="P4"><text:span text:style-name="T3"><text:s text:c="4"/></text:span><text:span text:style-name="T3">text-decoration: none;</text:span></text:p>
            <text:p text:style-name="P4"><text:span text:style-name="T3">}</text:span></text:p>
            <text:p text:style-name="P4"><text:span text:style-name="T3">li a:hover {</text:span></text:p>
            <text:p text:style-name="P4"><text:span text:style-name="T3"><text:s text:c="4"/></text:span><text:span text:style-name="T3">background-color: red;</text:span></text:p>
            <text:p text:style-name="P4"><text:span text:style-name="T3">}</text:span></text:p>
            <text:p text:style-name="P4"><text:span text:style-name="T3">&lt;ul&gt;</text:span></text:p>
            <text:p text:style-name="P4"><text:span text:style-name="T3"><text:s text:c="2"/></text:span><text:span text:style-name="T3">&lt;li&gt;&lt;a href="#contact"&gt;Contact&lt;/a&gt;&lt;/li&gt;</text:span></text:p>
            <text:p text:style-name="P4"><text:span text:style-name="T3"><text:s text:c="2"/></text:span><text:span text:style-name="T3">&lt;li&gt;&lt;a href="#about"&gt;About&lt;/a&gt;&lt;/li&gt;</text:span></text:p>
            <text:p text:style-name="P4"><text:span text:style-name="T3">&lt;/u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Horizontal" draw:style-name="dp1" draw:master-page-name="Default_20_1" presentation:presentation-page-layout-name="AL2T11">
        <draw:frame draw:name="Title 1" presentation:style-name="pr3" draw:text-style-name="P7" draw:layer="layout" svg:width="29.209cm" svg:height="1.452cm" svg:x="5.591cm" svg:y="-0.052cm" presentation:class="title" presentation:user-transformed="true">
          <draw:text-box>
            <text:p text:style-name="P6"><text:span text:style-name="T2"><text:s text:c="30"/></text:span><text:span text:style-name="T2">Horizontal</text:span></text:p>
          </draw:text-box>
        </draw:frame>
        <draw:frame draw:name="Content Placeholder 2" presentation:style-name="pr7" draw:text-style-name="P5" draw:layer="layout" svg:width="33.866cm" svg:height="17.596cm" svg:x="0cm" svg:y="1.453cm" presentation:class="outline" presentation:user-transformed="true">
          <draw:text-box>
            <text:p text:style-name="P4"><text:span text:style-name="T3">There are two ways to create a horizontal navigation bar. Using </text:span><text:span text:style-name="T4">inline</text:span><text:span text:style-name="T3"> or </text:span><text:span text:style-name="T4">floating</text:span><text:span text:style-name="T3"> list items.</text:span></text:p>
            <text:p text:style-name="P4"><text:span text:style-name="T3">&lt;style&gt;</text:span></text:p>
            <text:p text:style-name="P4"><text:span text:style-name="T3">ul {</text:span></text:p>
            <text:p text:style-name="P4"><text:span text:style-name="T3"><text:s text:c="4"/></text:span><text:span text:style-name="T3">list-style-type: none;</text:span></text:p>
            <text:p text:style-name="P4"><text:span text:style-name="T3"><text:s text:c="4"/></text:span><text:span text:style-name="T3">margin: 0;</text:span></text:p>
            <text:p text:style-name="P4"><text:span text:style-name="T3"><text:s text:c="4"/></text:span><text:span text:style-name="T3">padding: 0;</text:span></text:p>
            <text:p text:style-name="P4"><text:span text:style-name="T3">}</text:span></text:p>
            <text:p text:style-name="P4"><text:span text:style-name="T3">li {</text:span></text:p>
            <text:p text:style-name="P4"><text:span text:style-name="T3"><text:s text:c="4"/></text:span><text:span text:style-name="T3">display: inline;</text:span></text:p>
            <text:p text:style-name="P4"><text:span text:style-name="T3">}</text:span></text:p>
            <text:p text:style-name="P4"><text:span text:style-name="T3">&lt;/style&gt;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1">
        <draw:frame draw:name="Content Placeholder 2" presentation:style-name="pr7" draw:text-style-name="P5" draw:layer="layout" svg:width="33.866cm" svg:height="19.049cm" svg:x="0cm" svg:y="0cm" presentation:class="outline" presentation:user-transformed="true">
          <draw:text-box>
            <text:p text:style-name="P4"><text:span text:style-name="T3">&lt;style&gt;</text:span></text:p>
            <text:p text:style-name="P4"><text:span text:style-name="T3">ul {</text:span></text:p>
            <text:p text:style-name="P4"><text:span text:style-name="T3"><text:s text:c="4"/></text:span><text:span text:style-name="T3">list-style-type: none;</text:span></text:p>
            <text:p text:style-name="P4"><text:span text:style-name="T3"><text:s text:c="4"/></text:span><text:span text:style-name="T3">overflow: hidden;</text:span></text:p>
            <text:p text:style-name="P4"><text:span text:style-name="T3"><text:s text:c="4"/></text:span><text:span text:style-name="T3">background-color: #333;</text:span></text:p>
            <text:p text:style-name="P4"><text:span text:style-name="T3">}</text:span></text:p>
            <text:p text:style-name="P4"><text:span text:style-name="T3">li {</text:span></text:p>
            <text:p text:style-name="P4"><text:span text:style-name="T3"><text:s text:c="4"/></text:span><text:span text:style-name="T3">float: left;</text:span></text:p>
            <text:p text:style-name="P4"><text:span text:style-name="T3">}</text:span></text:p>
            <text:p text:style-name="P4"><text:span text:style-name="T3">li a {</text:span></text:p>
            <text:p text:style-name="P4"><text:span text:style-name="T3"><text:s text:c="4"/></text:span><text:span text:style-name="T3">display: block;</text:span></text:p>
            <text:p text:style-name="P4"><text:span text:style-name="T3"><text:s text:c="4"/></text:span><text:span text:style-name="T3">color: white;</text:span></text:p>
            <text:p text:style-name="P4"><text:span text:style-name="T3"><text:s text:c="4"/></text:span><text:span text:style-name="T3">text-align: center;</text:span></text:p>
            <text:p text:style-name="P4"><text:span text:style-name="T3"><text:s text:c="4"/></text:span><text:span text:style-name="T3">padding: 14px 16px;</text:span></text:p>
            <text:p text:style-name="P4"><text:span text:style-name="T3"><text:s text:c="4"/></text:span><text:span text:style-name="T3">text-decoration: none;</text:span></text:p>
            <text:p text:style-name="P4"><text:span text:style-name="T3">}</text:span></text:p>
            <text:p text:style-name="P4"><text:span text:style-name="T3">li a:hover {</text:span></text:p>
            <text:p text:style-name="P4"><text:span text:style-name="T3"><text:s text:c="4"/></text:span><text:span text:style-name="T3">background-color: #111;</text:span></text:p>
            <text:p text:style-name="P4"><text:span text:style-name="T3">}</text:span></text:p>
            <text:p text:style-name="P4"><text:span text:style-name="T3">&lt;/styl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8-04-17">17/04/18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i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8-04-17">17/04/18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17T10:25:16.85</dc:date>
    <meta:generator>OpenOffice/4.1.5$Win32 OpenOffice.org_project/415m1$Build-9789</meta:generator>
    <meta:editing-duration>PT54M44S</meta:editing-duration>
    <meta:editing-cycles>35</meta:editing-cycles>
    <meta:document-statistic meta:object-count="162"/>
  </office:meta>
</office:document-meta>
</file>